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2" draw:name="Picture 3" text:anchor-type="as-char" svg:x="0in" svg:y="0in" svg:width="6.26806in" svg:height="3.5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<draw:frame draw:style-name="a3" draw:name="Picture 4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Picture 5" text:anchor-type="as-char" svg:x="0in" svg:y="0in" svg:width="6.26806in" svg:height="3.52569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Picture 6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<draw:frame draw:style-name="a6" draw:name="Picture 7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p>
      <text:p text:style-name="Normal"><text:a xlink:href="https://tproger.ru/translations/regular-expression-python/" office:target-frame-name="_top" xlink:show="replace"><text:span text:style-name="Hyperlink">Регулярные выражения в Python: теория и практика (tproger.ru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el Teorenter</meta:initial-creator>
    <dc:creator>Pavel Teorenter</dc:creator>
    <meta:creation-date>2022-11-22T12:42:00Z</meta:creation-date>
    <dc:date>2022-11-23T20:35:00Z</dc:date>
    <meta:template xlink:href="Normal" xlink:type="simple"/>
    <meta:editing-cycles>6</meta:editing-cycles>
    <meta:editing-duration>PT31980S</meta:editing-duration>
    <meta:document-statistic meta:page-count="1" meta:paragraph-count="1" meta:word-count="23" meta:character-count="158" meta:row-count="1" meta:non-whitespace-character-count="136"/>
  </office:meta>
</office:document-meta>
</file>